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Autre">
      <style:table-cell-properties style:cell-protect="protected" style:print-content="true"/>
    </style:style>
    <style:style style:name="ce4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ml">
      <style:table-cell-properties style:cell-protect="protected" style:print-content="true"/>
    </style:style>
    <style:style style:name="ce66" style:family="table-cell" style:parent-style-name="Default" style:data-style-name="N0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6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4" calcext:value-type="float">
            <text:p>5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5"/>
          <table:covered-table-cell table:number-columns-repeated="2"/>
          <table:table-cell table:style-name="ce115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Kaggle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45" office:value-type="string" calcext:value-type="string">
            <text:p>Mer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Jeu</text:p>
          </table:table-cell>
          <table:table-cell table:style-name="ce45" office:value-type="float" office:value="20" calcext:value-type="float">
            <text:p>20</text:p>
          </table:table-cell>
          <table:covered-table-cell table:number-columns-repeated="2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45" office:value-type="string" calcext:value-type="string">
            <text:p>Lun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 table:number-columns-spanned="1" table:number-rows-spanned="2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45" office:value-type="string" calcext:value-type="string">
            <text:p>Mar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Restitution projet The Movie Predictor</text:p>
          </table:table-cell>
          <table:table-cell table:style-name="ce4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ml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5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39" office:value-type="string" calcext:value-type="string" table:number-columns-spanned="1" table:number-rows-spanned="4">
            <text:p>Projet Herriki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style-name="ce43"/>
          <table:table-cell table:style-name="ce43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84" table:number-columns-repeated="2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table-cell table:style-name="ce85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9:07:37.815282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2-03T10:06:52.290262163</dc:date>
    <meta:editing-cycles>342</meta:editing-cycles>
    <meta:editing-duration>PT17H42M2S</meta:editing-duration>
    <meta:document-statistic meta:table-count="32" meta:cell-count="1689" meta:object-count="0"/>
  </office:meta>
</office:document-meta>
</file>